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erif1" svg:font-family="'Liberation Serif'"/>
    <style:font-face style:name="Lohit Hindi2" svg:font-family="'Lohit Hindi'"/>
    <style:font-face style:name="Cantarell" svg:font-family="Cantarell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Standard">
      <style:text-properties fo:font-weight="normal" officeooo:rsid="0067e654" officeooo:paragraph-rsid="0067e654" style:font-weight-asian="normal" style:font-weight-complex="normal"/>
    </style:style>
    <style:style style:name="P3" style:family="paragraph" style:parent-style-name="Standard">
      <style:text-properties fo:font-weight="bold" officeooo:rsid="0067e654" officeooo:paragraph-rsid="0067e654" style:font-weight-asian="bold" style:font-weight-complex="bold"/>
    </style:style>
    <style:style style:name="P4" style:family="paragraph" style:parent-style-name="Standard">
      <style:text-properties style:font-name="Cantarell" fo:font-weight="normal" officeooo:rsid="0067e654" officeooo:paragraph-rsid="0067e654" style:font-weight-asian="normal" style:font-weight-complex="normal"/>
    </style:style>
    <style:style style:name="P5" style:family="paragraph" style:parent-style-name="Standard">
      <style:text-properties style:font-name="Cantarell" fo:font-weight="normal" officeooo:rsid="0067e654" officeooo:paragraph-rsid="006b5860" style:font-weight-asian="normal" style:font-weight-complex="normal"/>
    </style:style>
    <style:style style:name="P6" style:family="paragraph" style:parent-style-name="Standard">
      <style:text-properties style:font-name="Cantarell" fo:font-weight="normal" officeooo:rsid="0067e654" officeooo:paragraph-rsid="006f02ca" style:font-weight-asian="normal" style:font-weight-complex="normal"/>
    </style:style>
    <style:style style:name="P7" style:family="paragraph" style:parent-style-name="Standard">
      <style:text-properties fo:color="#3465a4" loext:opacity="100%" style:font-name="Cantarell" fo:font-weight="normal" officeooo:rsid="0067e654" officeooo:paragraph-rsid="006f02ca" style:font-weight-asian="normal" style:font-weight-complex="normal"/>
    </style:style>
    <style:style style:name="P8" style:family="paragraph" style:parent-style-name="Standard">
      <style:text-properties fo:color="#3465a4" loext:opacity="100%" style:font-name="Cantarell" fo:font-weight="normal" officeooo:rsid="0067e654" officeooo:paragraph-rsid="007abf3c" style:font-weight-asian="normal" style:font-weight-complex="normal"/>
    </style:style>
    <style:style style:name="P9" style:family="paragraph" style:parent-style-name="Standard">
      <style:text-properties fo:color="#3465a4" loext:opacity="100%" style:font-name="Cantarell" fo:font-weight="normal" officeooo:rsid="0067e654" officeooo:paragraph-rsid="007cd7ac" style:font-weight-asian="normal" style:font-weight-complex="normal"/>
    </style:style>
    <style:style style:name="P10" style:family="paragraph" style:parent-style-name="Standard">
      <style:text-properties fo:color="#3465a4" loext:opacity="100%" style:font-name="Cantarell" fo:font-weight="normal" officeooo:rsid="0067e654" officeooo:paragraph-rsid="007fd47d" style:font-weight-asian="normal" style:font-weight-complex="normal"/>
    </style:style>
    <style:style style:name="P11" style:family="paragraph" style:parent-style-name="Standard">
      <style:text-properties fo:color="#3465a4" loext:opacity="100%" style:font-name="Cantarell" fo:font-weight="normal" officeooo:rsid="0067e654" officeooo:paragraph-rsid="00818f0f" style:font-weight-asian="normal" style:font-weight-complex="normal"/>
    </style:style>
    <style:style style:name="P12" style:family="paragraph" style:parent-style-name="Standard">
      <style:text-properties fo:color="#3465a4" loext:opacity="100%" style:font-name="Cantarell" fo:font-weight="normal" officeooo:rsid="0067e654" officeooo:paragraph-rsid="008a2523" style:font-weight-asian="normal" style:font-weight-complex="normal"/>
    </style:style>
    <style:style style:name="P13" style:family="paragraph" style:parent-style-name="Standard">
      <style:text-properties fo:color="#000000" loext:opacity="100%" style:font-name="Cantarell" fo:font-weight="normal" officeooo:rsid="0067e654" officeooo:paragraph-rsid="007fd47d" style:font-weight-asian="normal" style:font-weight-complex="normal"/>
    </style:style>
    <style:style style:name="P14" style:family="paragraph" style:parent-style-name="Standard">
      <style:text-properties fo:color="#000000" loext:opacity="100%" style:font-name="Cantarell" fo:font-weight="normal" officeooo:rsid="0067e654" officeooo:paragraph-rsid="00818f0f" style:font-weight-asian="normal" style:font-weight-complex="normal"/>
    </style:style>
    <style:style style:name="P15" style:family="paragraph" style:parent-style-name="Standard">
      <style:text-properties fo:color="#000000" loext:opacity="100%" style:font-name="Cantarell" fo:font-weight="normal" officeooo:rsid="0067e654" officeooo:paragraph-rsid="00867f47" style:font-weight-asian="normal" style:font-weight-complex="normal"/>
    </style:style>
    <style:style style:name="P16" style:family="paragraph" style:parent-style-name="Standard">
      <style:text-properties fo:color="#000000" loext:opacity="100%" style:font-name="Cantarell" fo:font-weight="normal" officeooo:rsid="0067e654" officeooo:paragraph-rsid="008a2523" style:font-weight-asian="normal" style:font-weight-complex="normal"/>
    </style:style>
    <style:style style:name="P17" style:family="paragraph" style:parent-style-name="Standard">
      <style:text-properties fo:color="#000000" loext:opacity="100%" style:font-name="Liberation Serif" fo:font-weight="bold" officeooo:rsid="0067e654" officeooo:paragraph-rsid="00867f47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0in" fo:margin-right="-0.3118in" fo:text-indent="0in" style:auto-text-indent="false" style:page-number="auto" fo:background-color="transparent"/>
      <style:text-properties fo:color="#000000" loext:opacity="100%" style:font-name="Cantarell" fo:font-weight="normal" officeooo:rsid="0067e654" officeooo:paragraph-rsid="008a2523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fo:color="#000000" loext:opacity="100%" style:font-name="Cantarell" fo:font-weight="normal" officeooo:rsid="0067e654" officeooo:paragraph-rsid="00919298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fo:color="#3465a4" loext:opacity="100%" style:font-name="Cantarell" fo:font-weight="normal" officeooo:rsid="0067e654" officeooo:paragraph-rsid="00919298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fo:color="#3465a4" loext:opacity="100%" style:font-name="Cantarell" fo:font-weight="normal" officeooo:rsid="0067e654" officeooo:paragraph-rsid="009258e7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-0.3118in" fo:text-indent="0in" style:auto-text-indent="false" fo:background-color="transparent"/>
      <style:text-properties fo:color="#3465a4" loext:opacity="100%" style:font-name="Cantarell" fo:font-weight="normal" officeooo:rsid="0067e654" officeooo:paragraph-rsid="0096e931" style:font-weight-asian="normal" style:font-weight-complex="normal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6b5860"/>
    </style:style>
    <style:style style:name="T3" style:family="text">
      <style:text-properties fo:color="#000000" loext:opacity="100%" officeooo:rsid="0074e5c3"/>
    </style:style>
    <style:style style:name="T4" style:family="text">
      <style:text-properties fo:color="#000000" loext:opacity="100%" officeooo:rsid="00783778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fo:color="#780373" loext:opacity="100%"/>
    </style:style>
    <style:style style:name="T7" style:family="text">
      <style:text-properties fo:color="#780373" loext:opacity="100%" officeooo:rsid="006b5860"/>
    </style:style>
    <style:style style:name="T8" style:family="text">
      <style:text-properties fo:color="#780373" loext:opacity="100%" style:font-name="Cantarell" fo:font-weight="normal" style:font-weight-asian="normal" style:font-weight-complex="normal"/>
    </style:style>
    <style:style style:name="T9" style:family="text">
      <style:text-properties fo:color="#069a2e" loext:opacity="100%"/>
    </style:style>
    <style:style style:name="T10" style:family="text">
      <style:text-properties fo:color="#069a2e" loext:opacity="100%" officeooo:rsid="006b5860"/>
    </style:style>
    <style:style style:name="T11" style:family="text">
      <style:text-properties fo:color="#069a2e" loext:opacity="100%" style:font-name="Cantarell" fo:font-weight="normal" style:font-weight-asian="normal" style:font-weight-complex="normal"/>
    </style:style>
    <style:style style:name="T12" style:family="text">
      <style:text-properties fo:color="#3465a4" loext:opacity="100%"/>
    </style:style>
    <style:style style:name="T13" style:family="text">
      <style:text-properties fo:color="#3465a4" loext:opacity="100%" officeooo:rsid="006b5860"/>
    </style:style>
    <style:style style:name="T14" style:family="text">
      <style:text-properties officeooo:rsid="006b58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ed4c05" loext:opacity="100%"/>
    </style:style>
    <style:style style:name="T17" style:family="text">
      <style:text-properties fo:color="#ed4c05" loext:opacity="100%" officeooo:rsid="006b5860"/>
    </style:style>
    <style:style style:name="T18" style:family="text">
      <style:text-properties officeooo:rsid="00867f47"/>
    </style:style>
    <style:style style:name="T19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20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0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4" draw:name="Shape1" draw:style-name="gr1"><draw:frame draw:style-name="gr2" draw:text-style-name="P24" svg:width="0.428in" svg:height="0.1925in" svg:x="0in" svg:y="0.0008in"><draw:text-box><text:p text:style-name="P23"><text:span text:style-name="T19">Nama</text:span></text:p></draw:text-box></draw:frame><draw:frame draw:style-name="gr3" draw:text-style-name="P24" svg:width="1.0024in" svg:height="0.1925in" svg:x="0.9846in" svg:y="0.0008in"><draw:text-box><text:p text:style-name="P23"><text:span text:style-name="T19">: Eko Saputra</text:span></text:p></draw:text-box></draw:frame><draw:frame draw:style-name="gr4" draw:text-style-name="P24" svg:width="0.3449in" svg:height="0.1925in" svg:x="0in" svg:y="0.2217in"><draw:text-box><text:p text:style-name="P23"><text:span text:style-name="T19">NIM</text:span></text:p></draw:text-box></draw:frame><draw:frame draw:style-name="gr5" draw:text-style-name="P24" svg:width="0.8488in" svg:height="0.1925in" svg:x="0.9846in" svg:y="0.2217in"><draw:text-box><text:p text:style-name="P23"><text:span text:style-name="T19">: 201420001</text:span></text:p></draw:text-box></draw:frame><draw:frame draw:style-name="gr6" draw:text-style-name="P24" svg:width="0.6642in" svg:height="0.1925in" svg:x="0in" svg:y="0.4409in"><draw:text-box><text:p text:style-name="P23"><text:span text:style-name="T19">Fakultas </text:span></text:p></draw:text-box></draw:frame><draw:frame draw:style-name="gr7" draw:text-style-name="P24" svg:width="1.224in" svg:height="0.1925in" svg:x="0.9846in" svg:y="0.4409in"><draw:text-box><text:p text:style-name="P23"><text:span text:style-name="T19">: Ilmu Komputer</text:span></text:p></draw:text-box></draw:frame><draw:frame draw:style-name="gr8" draw:text-style-name="P24" svg:width="1.4689in" svg:height="0.3843in" svg:x="0in" svg:y="0.6618in"><draw:text-box><text:p text:style-name="P23"><text:span text:style-name="T19">Prodi</text:span></text:p><text:p text:style-name="P23"><text:span text:style-name="T19">Kelas</text:span><text:span text:style-name="T19"><text:tab/></text:span><text:span text:style-name="T19"><text:tab/></text:span><text:span text:style-name="T19"><text:tab/></text:span><text:span text:style-name="T19">: IF2A</text:span></text:p></draw:text-box></draw:frame><draw:frame draw:style-name="gr9" draw:text-style-name="P24" svg:width="1.5213in" svg:height="0.1925in" svg:x="0.9846in" svg:y="0.6618in"><draw:text-box><text:p text:style-name="P23"><text:span text:style-name="T19">: Teknik </text:span><text:span text:style-name="T19">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/>
      <text:p text:style-name="P3">Jawaban Kuis 1</text:p>
      <text:p text:style-name="P3"/>
      <text:p text:style-name="P3"><text:tab/><text:tab/> <text:span text:style-name="T15"><text:s text:c="2"/></text:span><text:span text:style-name="T5">daftar_belanja </text:span><text:span text:style-name="T8">= </text:span><text:span text:style-name="T5">[</text:span><text:span text:style-name="T11">'apel', 'mangga', 'wortel', 'pisang'</text:span><text:span text:style-name="T5">]</text:span></text:p>
      <text:p text:style-name="P3"/>
      <text:p text:style-name="P4"><text:span text:style-name="T6"><text:tab/><text:tab/> <text:s text:c="2"/>print</text:span> (<text:span text:style-name="T9">'Saya punya %s barang yang akan dibeli'</text:span> % <text:span text:style-name="T6">len </text:span>(daftar_belanja))</text:p>
      <text:p text:style-name="P4">Output <text:tab/>: <text:s/><text:span text:style-name="T12">Saya punya 4 barang yang akan dibeli</text:span></text:p>
      <text:p text:style-name="P4"><text:span text:style-name="T12"/></text:p>
      <text:p text:style-name="P5"><text:span text:style-name="T12"><text:tab/><text:tab/> </text:span><text:span text:style-name="T6">print </text:span><text:span text:style-name="T4">(</text:span><text:span text:style-name="T9">‘</text:span><text:span text:style-name="T10">barang tersebut :’</text:span><text:span text:style-name="T4">)</text:span></text:p>
      <text:p text:style-name="P5"><text:span text:style-name="T10"><text:tab/><text:tab/> </text:span><text:span text:style-name="T17">for</text:span><text:span text:style-name="T10"> </text:span><text:span text:style-name="T2">barang </text:span><text:span text:style-name="T17">in</text:span><text:span text:style-name="T7"> daftar_belanja :</text:span></text:p>
      <text:p text:style-name="P5"><text:span text:style-name="T7"><text:tab/><text:tab/> <text:s text:c="7"/>print </text:span><text:span text:style-name="T3">(</text:span><text:span text:style-name="T2">barang</text:span><text:span text:style-name="T3">)</text:span></text:p>
      <text:p text:style-name="P6"><text:span text:style-name="T2">Output <text:tab/>: </text:span><text:span text:style-name="T13">barang tersebut :</text:span></text:p>
      <text:p text:style-name="P7"><text:span text:style-name="T14"><text:tab/><text:tab/> <text:s/>apel</text:span></text:p>
      <text:p text:style-name="P7"><text:span text:style-name="T14"><text:tab/><text:tab/> <text:s/>mangga</text:span></text:p>
      <text:p text:style-name="P7"><text:span text:style-name="T14"><text:tab/><text:tab/> <text:s/>wortel</text:span></text:p>
      <text:p text:style-name="P7"><text:span text:style-name="T14"><text:tab/><text:tab/> <text:s/>pisang</text:span></text:p>
      <text:p text:style-name="P7"/>
      <text:p text:style-name="P7"><text:tab/><text:tab/><text:span text:style-name="T6">print </text:span><text:span text:style-name="T1">(</text:span><text:span text:style-name="T9">'Saya harus membeli beras'</text:span><text:span text:style-name="T1">)</text:span></text:p>
      <text:p text:style-name="P7"><text:tab/><text:tab/>daftar_belanja.append<text:span text:style-name="T1">(</text:span><text:span text:style-name="T9">'beras'</text:span><text:span text:style-name="T1">)</text:span></text:p>
      <text:p text:style-name="P7"><text:tab/><text:tab/><text:span text:style-name="T6">print </text:span><text:span text:style-name="T1">(</text:span><text:span text:style-name="T9">'daftar belanja sekarang :'</text:span><text:span text:style-name="T1">,daftar_belanja)</text:span></text:p>
      <text:p text:style-name="P8"><text:span text:style-name="T2">Output <text:tab/>: </text:span><text:span text:style-name="T14">Saya harus membeli beras</text:span></text:p>
      <text:p text:style-name="P8"><text:span text:style-name="T14"><text:tab/><text:tab/> <text:s/>daftar belanja sekarang : ['apel', 'mangga', 'wortel', 'pisang', 'beras']</text:span></text:p>
      <text:p text:style-name="P8"/>
      <text:p text:style-name="P8"><text:tab/><text:tab/><text:span text:style-name="T6">print</text:span> <text:span text:style-name="T1">(</text:span><text:span text:style-name="T9">'Saya akan mengurutkan daftar belanja saya'</text:span><text:span text:style-name="T1">)</text:span></text:p>
      <text:p text:style-name="P8"><text:tab/><text:tab/><text:span text:style-name="T1">daftar_belanja.sort()</text:span></text:p>
      <text:p text:style-name="P8"><text:tab/><text:tab/><text:span text:style-name="T6">print </text:span><text:span text:style-name="T1">(</text:span><text:span text:style-name="T9">'daftar belanja setelah diurutkan'</text:span><text:span text:style-name="T1">,(daftar_belanja))</text:span></text:p>
      <text:p text:style-name="P9"><text:span text:style-name="T2">Output <text:tab/>: </text:span><text:span text:style-name="T14">Saya akan mengurutkan daftar belanja saya</text:span></text:p>
      <text:p text:style-name="P9"><text:span text:style-name="T14"><text:tab/><text:tab/> <text:s/>daftar belanja setelah diurutkan ['apel', 'beras', 'mangga', 'pisang', 'wortel']</text:span></text:p>
      <text:p text:style-name="P9"/>
      <text:p text:style-name="P9"><text:tab/><text:tab/><text:span text:style-name="T6">print</text:span><text:span text:style-name="T1"> (</text:span><text:span text:style-name="T9">'barang yang harus saya beli pertama'</text:span><text:span text:style-name="T1">, (daftar_belanja[0]))</text:span></text:p>
      <text:p text:style-name="P9"><text:tab/><text:tab/><text:span text:style-name="T1">barang_pertama = daftar_belanja[0]</text:span></text:p>
      <text:p text:style-name="P10"><text:span text:style-name="T2">Output <text:tab/>: </text:span><text:span text:style-name="T14">barang yang harus saya beli pertama apel</text:span></text:p>
      <text:p text:style-name="P10"/>
      <text:p text:style-name="P10"><text:tab/><text:tab/><text:span text:style-name="T16">del</text:span><text:span text:style-name="T1"> daftar_belanja [0]</text:span></text:p>
      <text:p text:style-name="P13"><text:tab/><text:tab/><text:span text:style-name="T6">print</text:span> (<text:span text:style-name="T9">'Saya membeli'</text:span>, (barang_pertama))</text:p>
      <text:p text:style-name="P13"><text:tab/><text:tab/><text:span text:style-name="T6">print</text:span> (<text:span text:style-name="T9">'daftar belanja sekarang :'</text:span>, (daftar_belanja))</text:p>
      <text:p text:style-name="P11"><text:span text:style-name="T2">Output <text:tab/>: </text:span><text:span text:style-name="T14">Saya membeli apel</text:span></text:p>
      <text:p text:style-name="P11"><text:span text:style-name="T14"><text:tab/><text:tab/> <text:s/>daftar belanja sekarang : ['beras', 'mangga', 'pisang', 'wortel']</text:span></text:p>
      <text:p text:style-name="P11"/>
      <text:p text:style-name="P11"/>
      <text:p text:style-name="P11"/>
      <text:p text:style-name="P11"/>
      <text:p text:style-name="P11"><text:soft-page-break/></text:p>
      <text:p text:style-name="P14">----------------------------------------------------------------------------------------</text:p>
      <text:p text:style-name="P14"/>
      <text:p text:style-name="P17">Jawaban Kuis <text:span text:style-name="T18">2</text:span></text:p>
      <text:p text:style-name="P17"/>
      <text:p text:style-name="P17"><text:tab/><text:tab/><text:span text:style-name="T5">kebun_binatang = [</text:span><text:span text:style-name="T11">'ular python', 'gajah', 'pinguin'</text:span><text:span text:style-name="T5">]</text:span></text:p>
      <text:p text:style-name="P15"><text:tab/><text:tab/><text:span text:style-name="T6">print</text:span> (<text:span text:style-name="T9">'jumlah binatang yang ada di kebun binatang :'</text:span>,l<text:span text:style-name="T6">en</text:span>(kebun_binatang))</text:p>
      <text:p text:style-name="P12"><text:span text:style-name="T2">Output <text:tab/>: </text:span><text:span text:style-name="T14">jumlah binatang yang ada di kebun binatang : 3</text:span></text:p>
      <text:p text:style-name="P12"/>
      <text:p text:style-name="P12"><text:tab/><text:tab/><text:span text:style-name="T1">kebun_binatang_baru = [</text:span><text:span text:style-name="T9">'monyet', 'unta', </text:span><text:span text:style-name="T1">kebun_binatang]</text:span></text:p>
      <text:p text:style-name="P16"><text:tab/><text:tab/><text:span text:style-name="T6">print</text:span> (<text:span text:style-name="T9">'jumlah kandang di kebun binatang baru:'</text:span>,<text:span text:style-name="T6">len </text:span>(kebun_binatang_baru))</text:p>
      <text:p text:style-name="P16"><text:tab/><text:tab/><text:span text:style-name="T6">print</text:span> (<text:span text:style-name="T9">'binatang yang ada di kebun bintatang baru:'</text:span>, (kebun_binatang_baru))</text:p>
      <text:p text:style-name="P16"><text:tab/><text:tab/><text:span text:style-name="T6">print</text:span> (<text:span text:style-name="T9">'binatang dari kebun binatang lama:'</text:span>, (kebun_binatang_baru[2]))</text:p>
      <text:p text:style-name="P18"><text:tab/><text:tab/><text:span text:style-name="T6">print </text:span>(<text:span text:style-name="T9">'binatang terakhir dari kebun binatang lama:'</text:span>, (kebun_binatang_baru[2][2])</text:p>
      <text:p text:style-name="P21"><text:span text:style-name="T2">Output <text:s/>:</text:span></text:p>
      <text:p text:style-name="P21"><text:span text:style-name="T14"><text:s/>jumlah kandang di kebun binatang baru: 3</text:span></text:p>
      <text:p text:style-name="P20"><text:span text:style-name="T14">binatang yang ada di kebun bintatang baru: ['monyet', 'unta', ['ular python', 'gajah', 'pinguin']]</text:span></text:p>
      <text:p text:style-name="P20"><text:span text:style-name="T14">binatang dari kebun binatang lama: ['ular python', 'gajah', 'pinguin']</text:span></text:p>
      <text:p text:style-name="P20"><text:span text:style-name="T14">binatang terakhir dari kebun binatang lama: pinguin</text:span></text:p>
      <text:p text:style-name="P20"/>
      <text:p text:style-name="P19">jumlah_binatang = <text:span text:style-name="T6">len</text:span>(kebun_binatang_baru) - 1 + <text:span text:style-name="T6">len</text:span>(kebun_binatang_baru[2])</text:p>
      <text:p text:style-name="P19"><text:span text:style-name="T6">print</text:span> (<text:span text:style-name="T9">'jumlah binatang yang ada di kebun binatang baru :'</text:span>, (jumlah_binatang))</text:p>
      <text:p text:style-name="P19"/>
      <text:p text:style-name="P22"><text:span text:style-name="T2">Output <text:s/>: </text:span><text:span text:style-name="T14">jumlah binatang yang ada di kebun binatang baru : 5</text:span></text:p>
      <text:p text:style-name="P2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erif1" svg:font-family="'Liberation Serif'"/>
    <style:font-face style:name="Lohit Hindi2" svg:font-family="'Lohit Hindi'"/>
    <style:font-face style:name="Cantarell" svg:font-family="Cantarell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00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3.0024in" svg:height="0.3843in" svg:x="0.0839in" svg:y="0.0008in"><draw:text-box><text:p text:style-name="MP2"><text:span text:style-name="MT1"><text:s text:c="2"/></text:span><text:span text:style-name="MT1">Eko Saputra | </text:span><text:span text:style-name="MT1">Praktikum SM2 </text:span><text:span text:style-name="MT1">26MA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3-26T15:15:29.206096009</dc:date>
    <meta:editing-duration>PT6H37M7S</meta:editing-duration>
    <meta:editing-cycles>117</meta:editing-cycles>
    <meta:document-statistic meta:table-count="0" meta:image-count="0" meta:object-count="0" meta:page-count="2" meta:paragraph-count="48" meta:word-count="286" meta:character-count="2360" meta:non-whitespace-character-count="2021"/>
  </office:meta>
</office:document-meta>
</file>